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3a3" officeooo:paragraph-rsid="000df3a3"/>
    </style:style>
    <style:style style:name="P2" style:family="paragraph" style:parent-style-name="Standard">
      <style:paragraph-properties fo:text-align="center" style:justify-single-word="false"/>
      <style:text-properties officeooo:rsid="000df3a3" officeooo:paragraph-rsid="000df3a3"/>
    </style:style>
    <style:style style:name="P3" style:family="paragraph" style:parent-style-name="Standard" style:list-style-name="L3">
      <style:text-properties officeooo:rsid="000fe56c" officeooo:paragraph-rsid="001122d9"/>
    </style:style>
    <style:style style:name="P4" style:family="paragraph" style:parent-style-name="Standard" style:list-style-name="L3">
      <style:text-properties officeooo:rsid="000fe56c" officeooo:paragraph-rsid="000fe56c"/>
    </style:style>
    <style:style style:name="P5" style:family="paragraph" style:parent-style-name="Standard">
      <style:text-properties officeooo:rsid="000fe56c" officeooo:paragraph-rsid="00130b49"/>
    </style:style>
    <style:style style:name="P6" style:family="paragraph" style:parent-style-name="Standard">
      <style:text-properties officeooo:rsid="001122d9" officeooo:paragraph-rsid="000df3a3"/>
    </style:style>
    <style:style style:name="P7" style:family="paragraph" style:parent-style-name="Standard">
      <style:text-properties officeooo:rsid="001122d9" officeooo:paragraph-rsid="001122d9"/>
    </style:style>
    <style:style style:name="P8" style:family="paragraph" style:parent-style-name="Standard" style:list-style-name="L1">
      <style:text-properties officeooo:paragraph-rsid="001122d9"/>
    </style:style>
    <style:style style:name="P9" style:family="paragraph" style:parent-style-name="Standard" style:list-style-name="L2">
      <style:text-properties officeooo:paragraph-rsid="000fe56c"/>
    </style:style>
    <style:style style:name="P10" style:family="paragraph" style:parent-style-name="Standard">
      <style:text-properties officeooo:rsid="0013bd74" officeooo:paragraph-rsid="0013bd74"/>
    </style:style>
    <style:style style:name="P11" style:family="paragraph" style:parent-style-name="Standard">
      <style:text-properties officeooo:rsid="00152dfb" officeooo:paragraph-rsid="00152dfb"/>
    </style:style>
    <style:style style:name="P12" style:family="paragraph" style:parent-style-name="Standard">
      <style:text-properties fo:font-weight="bold" officeooo:rsid="0016d633" officeooo:paragraph-rsid="0016d633" style:font-weight-asian="bold" style:font-weight-complex="bold"/>
    </style:style>
    <style:style style:name="P13" style:family="paragraph" style:parent-style-name="Standard">
      <style:text-properties fo:font-weight="bold" officeooo:rsid="001cfb83" officeooo:paragraph-rsid="001cfb83" style:font-weight-asian="bold" style:font-weight-complex="bold"/>
    </style:style>
    <style:style style:name="P14" style:family="paragraph" style:parent-style-name="Standard">
      <style:text-properties fo:font-weight="bold" officeooo:rsid="001d5136" officeooo:paragraph-rsid="001d5136" style:font-weight-asian="bold" style:font-weight-complex="bold"/>
    </style:style>
    <style:style style:name="P15" style:family="paragraph" style:parent-style-name="Standard">
      <style:text-properties fo:font-weight="bold" officeooo:rsid="001122d9" officeooo:paragraph-rsid="001d5136" style:font-weight-asian="bold" style:font-weight-complex="bold"/>
    </style:style>
    <style:style style:name="P16" style:family="paragraph" style:parent-style-name="Standard">
      <style:text-properties fo:font-weight="normal" officeooo:rsid="001d5136" officeooo:paragraph-rsid="001d5136" style:font-weight-asian="normal" style:font-weight-complex="normal"/>
    </style:style>
    <style:style style:name="P17" style:family="paragraph" style:parent-style-name="Text_20_body">
      <style:text-properties officeooo:rsid="0016d633" officeooo:paragraph-rsid="0019a493"/>
    </style:style>
    <style:style style:name="T1" style:family="text">
      <style:text-properties officeooo:rsid="000fe56c"/>
    </style:style>
    <style:style style:name="T2" style:family="text">
      <style:text-properties officeooo:rsid="001122d9"/>
    </style:style>
    <style:style style:name="T3" style:family="text">
      <style:text-properties officeooo:rsid="00130b49"/>
    </style:style>
    <style:style style:name="T4" style:family="text">
      <style:text-properties officeooo:rsid="0015519f"/>
    </style:style>
    <style:style style:name="T5" style:family="text">
      <style:text-properties officeooo:rsid="0018c359"/>
    </style:style>
    <style:style style:name="T6" style:family="text">
      <style:text-properties officeooo:rsid="0019a493"/>
    </style:style>
    <style:style style:name="T7" style:family="text">
      <style:text-properties officeooo:rsid="001a42b6"/>
    </style:style>
    <style:style style:name="T8" style:family="text">
      <style:text-properties officeooo:rsid="001aff2d"/>
    </style:style>
    <style:style style:name="T9" style:family="text">
      <style:text-properties officeooo:rsid="001bc8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d5136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 3 – SDD</text:p>
      <text:p text:style-name="P1"/>
      <text:p text:style-name="P1">3 mai(marti) – ora 18:00 – recuperare SDD</text:p>
      <text:p text:style-name="P6"/>
      <text:p text:style-name="P5"><text:span text:style-name="T10">Pointeri</text:span><text:span text:style-name="T3">(</text:span><text:a xlink:type="simple" xlink:href="https://www.answers.com/Q/What_are_near_far_and_huge_pointers_in_C" text:style-name="Internet_20_link" text:visited-style-name="Visited_20_Internet_20_Link"><text:span text:style-name="T2">https://www.answers.com/Q/What_are_near_far_and_huge_pointers_in_C</text:span></text:a><text:span text:style-name="T3">) </text:span>:</text:p>
      <text:list xml:id="list3918692543" text:style-name="L2">
        <text:list-item>
          <text:p text:style-name="P9"><text:span text:style-name="T1">pointer near – 2 bytes – used for the segment part</text:span></text:p>
        </text:list-item>
      </text:list>
      <text:list xml:id="list1643344138" text:style-name="L1">
        <text:list-item>
          <text:p text:style-name="P8"><text:span text:style-name="T1">pointer far – 4 bytes: </text:span></text:p>
        </text:list-item>
      </text:list>
      <text:list xml:id="list367078410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<text:s/>2 bytes – segment part - faster</text:p>
                            </text:list-item>
                            <text:list-item>
                              <text:p text:style-name="P4"><text:s/>2 bytes – offset part – slower because of positioni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11">Preprocesare:</text:span></text:p>
      <text:p text:style-name="P7">#define – se executa la pre-compilare </text:p>
      <text:p text:style-name="P7">ex. #define NULL 0 – va inlocui <text:span text:style-name="T3">NULL cu 0</text:span></text:p>
      <text:p text:style-name="P7"/>
      <text:p text:style-name="P13">Pointer arithmetic:</text:p>
      <text:list xml:id="list12203645310368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T* pointer++/-- <text:s/>→ deplasarea pointer-ului <text:span text:style-name="T4">inainte/inapoi </text:span>cu sizeof(T)</text:p>
      <text:p text:style-name="P11">T* pointer = pointer + k / -k → deplasarea pointer-ului inainte/inapoi cu sizeof(T)*k</text:p>
      <text:p text:style-name="P11"/>
      <text:p text:style-name="P12">Types of constant ptrs:</text:p>
      <text:p text:style-name="P17"/>
      <text:p text:style-name="P17">&lt;type of pointer&gt;*const&lt;name of pointer&gt; →<text:span text:style-name="T5"> </text:span><text:span text:style-name="T7">address is constant, </text:span><text:span text:style-name="T8">value can be changed</text:span></text:p>
      <text:p text:style-name="P17">const &lt;type of pointer&gt;* &lt;name of pointer&gt; <text:s/>→<text:span text:style-name="T6"> </text:span><text:span text:style-name="T7">value is constant, address can be changed</text:span></text:p>
      <text:p text:style-name="P17">const &lt;type of pointer&gt;* const &lt;name of the pointer&gt; →<text:span text:style-name="T9"> valiue is constant, address is constant</text:span></text:p>
      <text:p text:style-name="P14">Pointer to a function:</text:p>
      <text:p text:style-name="P14"/>
      <text:p text:style-name="P16">return_type (*ptr_name) (parameter list) → initializare ptr la functie</text:p>
      <text:p text:style-name="P16">ptr_name = function_name → asignare functie</text:p>
      <text:p text:style-name="P16">ptr_name(parameter list) → apel</text:p>
      <text:p text:style-name="P16"/>
      <text:p text:style-name="P16">!!! <text:span text:style-name="T12">este posibila declararea de vector de pointeri la functii</text:span></text:p>
      <text:p text:style-name="P14">return_type (*fp[5]) (parameter listi); → <text:span text:style-name="T13">un vector de ptr la functii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1:18:24.172161426</meta:creation-date>
    <dc:date>2022-03-26T12:20:34.397939395</dc:date>
    <meta:editing-duration>PT40M45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74" meta:character-count="1145" meta:non-whitespace-character-count="982"/>
  </office:meta>
</office:document-meta>
</file>